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officeooo:rsid="001e60c1" officeooo:paragraph-rsid="001e60c1" style:font-name-complex="IRANSansWeb"/>
    </style:style>
    <style:style style:name="P2" style:family="paragraph" style:parent-style-name="Standard">
      <style:paragraph-properties fo:text-align="end" style:justify-single-word="false" style:writing-mode="rl-tb"/>
      <style:text-properties style:font-name="IRANSansWeb" officeooo:rsid="001e60c1" officeooo:paragraph-rsid="001fe616" style:font-name-complex="IRANSansWeb"/>
    </style:style>
    <style:style style:name="P3" style:family="paragraph" style:parent-style-name="Standard">
      <style:paragraph-properties fo:text-align="center" style:justify-single-word="false" style:writing-mode="rl-tb"/>
      <style:text-properties style:font-name="IRANSansWeb" officeooo:rsid="001e60c1" officeooo:paragraph-rsid="001e60c1" style:font-name-complex="IRANSansWeb"/>
    </style:style>
    <style:style style:name="P4" style:family="paragraph" style:parent-style-name="Standard">
      <style:paragraph-properties fo:text-align="end" style:justify-single-word="false" style:writing-mode="rl-tb"/>
      <style:text-properties style:font-name="IRANSansWeb" officeooo:rsid="001fe616" officeooo:paragraph-rsid="001fe616" style:font-name-complex="IRANSansWeb"/>
    </style:style>
    <style:style style:name="P5" style:family="paragraph" style:parent-style-name="Standard">
      <style:paragraph-properties fo:text-align="end" style:justify-single-word="false" style:writing-mode="rl-tb"/>
      <style:text-properties style:font-name="IRANSansWeb" officeooo:rsid="001e60c1" officeooo:paragraph-rsid="001e60c1" style:font-name-complex="IRANSansWeb"/>
    </style:style>
    <style:style style:name="P6" style:family="paragraph" style:parent-style-name="Standard">
      <style:paragraph-properties fo:text-align="end" style:justify-single-word="false" style:writing-mode="rl-tb"/>
      <style:text-properties style:font-name="IRANSansWeb" officeooo:rsid="001e60c1" officeooo:paragraph-rsid="001fe616" style:font-name-complex="IRANSansWeb"/>
    </style:style>
    <style:style style:name="P7" style:family="paragraph" style:parent-style-name="Standard">
      <style:paragraph-properties fo:text-align="end" style:justify-single-word="false" style:writing-mode="rl-tb"/>
      <style:text-properties style:font-name="IRANSansWeb" officeooo:rsid="001e60c1" officeooo:paragraph-rsid="00212c0c" style:font-name-complex="IRANSansWeb"/>
    </style:style>
    <style:style style:name="P8" style:family="paragraph" style:parent-style-name="Standard">
      <style:paragraph-properties fo:text-align="end" style:justify-single-word="false" style:writing-mode="rl-tb"/>
      <style:text-properties style:font-name="IRANSansWeb" officeooo:rsid="001fe616" officeooo:paragraph-rsid="001fe616" style:font-name-complex="IRANSansWeb"/>
    </style:style>
    <style:style style:name="P9" style:family="paragraph" style:parent-style-name="Standard">
      <style:paragraph-properties fo:text-align="end" style:justify-single-word="false" style:writing-mode="rl-tb"/>
      <style:text-properties style:font-name="IRANSansWeb" officeooo:rsid="001fe616" officeooo:paragraph-rsid="00212c0c" style:font-name-complex="IRANSansWeb"/>
    </style:style>
    <style:style style:name="P10" style:family="paragraph" style:parent-style-name="Standard">
      <style:paragraph-properties fo:text-align="end" style:justify-single-word="false" style:writing-mode="rl-tb"/>
      <style:text-properties style:font-name="IRANSansWeb" officeooo:rsid="001fe616" officeooo:paragraph-rsid="00222e3f" style:font-name-complex="IRANSansWeb"/>
    </style:style>
    <style:style style:name="P11" style:family="paragraph" style:parent-style-name="Standard">
      <style:paragraph-properties fo:text-align="end" style:justify-single-word="false" style:writing-mode="rl-tb"/>
      <style:text-properties style:font-name="IRANSansWeb" officeooo:rsid="0006bdb8" officeooo:paragraph-rsid="00212c0c" style:font-name-complex="IRANSansWeb"/>
    </style:style>
    <style:style style:name="P12" style:family="paragraph" style:parent-style-name="Standard">
      <style:paragraph-properties fo:text-align="end" style:justify-single-word="false" style:writing-mode="rl-tb"/>
      <style:text-properties style:font-name="IRANSansWeb" officeooo:rsid="0006bdb8" officeooo:paragraph-rsid="0022d2b4" style:font-name-complex="IRANSansWeb"/>
    </style:style>
    <style:style style:name="P13" style:family="paragraph" style:parent-style-name="Standard">
      <style:paragraph-properties fo:text-align="end" style:justify-single-word="false" style:writing-mode="rl-tb"/>
      <style:text-properties style:font-name="IRANSansWeb" officeooo:rsid="0006bdb8" officeooo:paragraph-rsid="00246f88" style:font-name-complex="IRANSansWeb"/>
    </style:style>
    <style:style style:name="P14" style:family="paragraph" style:parent-style-name="Standard">
      <style:paragraph-properties fo:text-align="end" style:justify-single-word="false" style:writing-mode="rl-tb"/>
      <style:text-properties style:font-name="IRANSansWeb" officeooo:rsid="0006bdb8" officeooo:paragraph-rsid="00272e73" style:font-name-complex="IRANSansWeb"/>
    </style:style>
    <style:style style:name="P15" style:family="paragraph" style:parent-style-name="Standard">
      <style:paragraph-properties fo:text-align="end" style:justify-single-word="false" style:writing-mode="rl-tb"/>
      <style:text-properties style:font-name="IRANSansWeb" officeooo:rsid="002220a2" officeooo:paragraph-rsid="002220a2" style:font-name-complex="IRANSansWeb"/>
    </style:style>
    <style:style style:name="P16" style:family="paragraph" style:parent-style-name="Standard">
      <style:paragraph-properties fo:text-align="end" style:justify-single-word="false" style:writing-mode="rl-tb"/>
      <style:text-properties style:font-name="IRANSansWeb" officeooo:rsid="0022d2b4" officeooo:paragraph-rsid="0022d2b4" style:font-name-complex="IRANSansWeb"/>
    </style:style>
    <style:style style:name="P17" style:family="paragraph" style:parent-style-name="Standard">
      <style:paragraph-properties fo:text-align="end" style:justify-single-word="false" style:writing-mode="rl-tb"/>
      <style:text-properties style:font-name="IRANSansWeb" officeooo:rsid="00246f88" officeooo:paragraph-rsid="00246f88" style:font-name-complex="IRANSansWeb"/>
    </style:style>
    <style:style style:name="P18" style:family="paragraph" style:parent-style-name="Standard">
      <style:paragraph-properties fo:text-align="end" style:justify-single-word="false" style:writing-mode="rl-tb"/>
      <style:text-properties style:font-name="IRANSansWeb" officeooo:rsid="00272e73" officeooo:paragraph-rsid="00272e73" style:font-name-complex="IRANSansWeb"/>
    </style:style>
    <style:style style:name="P19" style:family="paragraph" style:parent-style-name="Standard">
      <style:paragraph-properties fo:text-align="end" style:justify-single-word="false" style:writing-mode="rl-tb"/>
      <style:text-properties style:font-name="IRANSansWeb" officeooo:rsid="0008406e" officeooo:paragraph-rsid="00272e73" style:font-name-complex="IRANSansWeb"/>
    </style:style>
    <style:style style:name="P20" style:family="paragraph" style:parent-style-name="Standard">
      <style:paragraph-properties fo:text-align="end" style:justify-single-word="false" style:writing-mode="rl-tb"/>
      <style:text-properties style:font-name="IRANSansWeb" officeooo:rsid="0008406e" officeooo:paragraph-rsid="0028f5aa" style:font-name-complex="IRANSansWeb"/>
    </style:style>
    <style:style style:name="P21" style:family="paragraph" style:parent-style-name="Standard">
      <style:paragraph-properties fo:text-align="end" style:justify-single-word="false" style:writing-mode="rl-tb"/>
      <style:text-properties style:font-name="IRANSansWeb" officeooo:rsid="0028f5aa" officeooo:paragraph-rsid="0028f5aa" style:font-name-complex="IRANSansWeb"/>
    </style:style>
    <style:style style:name="P22" style:family="paragraph" style:parent-style-name="Standard">
      <style:paragraph-properties fo:text-align="end" style:justify-single-word="false" style:writing-mode="rl-tb"/>
      <style:text-properties style:font-name="IRANSansWeb" officeooo:rsid="002a880b" officeooo:paragraph-rsid="002a880b" style:font-name-complex="IRANSansWeb"/>
    </style:style>
    <style:style style:name="P23" style:family="paragraph" style:parent-style-name="Standard">
      <style:paragraph-properties fo:text-align="start" style:justify-single-word="false" style:writing-mode="lr-tb"/>
      <style:text-properties style:font-name="IRANSansWeb" officeooo:rsid="0006bdb8" officeooo:paragraph-rsid="00212c0c" style:font-name-complex="IRANSansWeb"/>
    </style:style>
    <style:style style:name="P24" style:family="paragraph" style:parent-style-name="Standard">
      <style:paragraph-properties fo:text-align="start" style:justify-single-word="false" style:writing-mode="lr-tb"/>
      <style:text-properties style:font-name="IRANSansWeb" officeooo:rsid="0006bdb8" officeooo:paragraph-rsid="00246f88" style:font-name-complex="IRANSansWeb"/>
    </style:style>
    <style:style style:name="P25" style:family="paragraph" style:parent-style-name="Standard">
      <style:paragraph-properties fo:text-align="start" style:justify-single-word="false" style:writing-mode="lr-tb"/>
      <style:text-properties style:font-name="IRANSansWeb" officeooo:rsid="0006bdb8" officeooo:paragraph-rsid="00272e73" style:font-name-complex="IRANSansWeb"/>
    </style:style>
    <style:style style:name="P26" style:family="paragraph" style:parent-style-name="Standard">
      <style:paragraph-properties fo:text-align="start" style:justify-single-word="false" style:writing-mode="lr-tb"/>
      <style:text-properties style:font-name="IRANSansWeb" officeooo:rsid="001fe616" officeooo:paragraph-rsid="00212c0c" style:font-name-complex="IRANSansWeb"/>
    </style:style>
    <style:style style:name="P27" style:family="paragraph" style:parent-style-name="Standard">
      <style:paragraph-properties fo:text-align="start" style:justify-single-word="false" style:writing-mode="lr-tb"/>
      <style:text-properties style:font-name="IRANSansWeb" officeooo:rsid="001e60c1" officeooo:paragraph-rsid="00212c0c" style:font-name-complex="IRANSansWeb"/>
    </style:style>
    <style:style style:name="P28" style:family="paragraph" style:parent-style-name="Standard">
      <style:paragraph-properties fo:text-align="start" style:justify-single-word="false" style:writing-mode="lr-tb"/>
      <style:text-properties style:font-name="IRANSansWeb" officeooo:rsid="0022d2b4" officeooo:paragraph-rsid="0022d2b4" style:font-name-complex="IRANSansWeb"/>
    </style:style>
    <style:style style:name="P29" style:family="paragraph" style:parent-style-name="Standard">
      <style:paragraph-properties fo:text-align="start" style:justify-single-word="false" style:writing-mode="lr-tb"/>
      <style:text-properties style:font-name="IRANSansWeb" officeooo:rsid="00246f88" officeooo:paragraph-rsid="00246f88" style:font-name-complex="IRANSansWeb"/>
    </style:style>
    <style:style style:name="P30" style:family="paragraph" style:parent-style-name="Standard">
      <style:paragraph-properties fo:text-align="start" style:justify-single-word="false" style:writing-mode="lr-tb"/>
      <style:text-properties style:font-name="IRANSansWeb" officeooo:rsid="00272e73" officeooo:paragraph-rsid="00272e73" style:font-name-complex="IRANSansWeb"/>
    </style:style>
    <style:style style:name="P31" style:family="paragraph" style:parent-style-name="Standard">
      <style:paragraph-properties fo:text-align="start" style:justify-single-word="false" style:writing-mode="lr-tb"/>
      <style:text-properties style:font-name="IRANSansWeb" officeooo:rsid="0008406e" officeooo:paragraph-rsid="00272e73" style:font-name-complex="IRANSansWeb"/>
    </style:style>
    <style:style style:name="P32" style:family="paragraph" style:parent-style-name="Standard">
      <style:paragraph-properties fo:text-align="start" style:justify-single-word="false" style:writing-mode="lr-tb"/>
      <style:text-properties style:font-name="IRANSansWeb" officeooo:rsid="0008406e" officeooo:paragraph-rsid="0028f5aa" style:font-name-complex="IRANSansWeb"/>
    </style:style>
    <style:style style:name="P33" style:family="paragraph" style:parent-style-name="Standard">
      <style:paragraph-properties fo:text-align="start" style:justify-single-word="false" style:writing-mode="lr-tb"/>
      <style:text-properties style:font-name="IRANSansWeb" officeooo:rsid="0028f5aa" officeooo:paragraph-rsid="0028f5aa" style:font-name-complex="IRANSansWeb"/>
    </style:style>
    <style:style style:name="P34" style:family="paragraph" style:parent-style-name="Standard">
      <style:paragraph-properties fo:text-align="start" style:justify-single-word="false" style:writing-mode="lr-tb"/>
      <style:text-properties style:font-name="IRANSansWeb" officeooo:rsid="002a880b" officeooo:paragraph-rsid="002a880b" style:font-name-complex="IRANSansWeb"/>
    </style:style>
    <style:style style:name="T1" style:family="text">
      <style:text-properties officeooo:rsid="001fe616"/>
    </style:style>
    <style:style style:name="T2" style:family="text">
      <style:text-properties officeooo:rsid="00212c0c"/>
    </style:style>
    <style:style style:name="T3" style:family="text">
      <style:text-properties officeooo:rsid="0006bdb8"/>
    </style:style>
    <style:style style:name="T4" style:family="text">
      <style:text-properties officeooo:rsid="00222e3f"/>
    </style:style>
    <style:style style:name="T5" style:family="text">
      <style:text-properties officeooo:rsid="00246f88"/>
    </style:style>
    <style:style style:name="T6" style:family="text">
      <style:text-properties officeooo:rsid="00264cdd"/>
    </style:style>
    <style:style style:name="T7" style:family="text">
      <style:text-properties officeooo:rsid="00272e73"/>
    </style:style>
    <style:style style:name="T8" style:family="text">
      <style:text-properties officeooo:rsid="0028f5aa"/>
    </style:style>
    <style:style style:name="T9" style:family="text">
      <style:text-properties officeooo:rsid="002a88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به نام دوست</text:p>
      <text:p text:style-name="P1">پروژه ی پایان ترم برنامه نویسی</text:p>
      <text:p text:style-name="P1">بازی فوتبال</text:p>
      <text:p text:style-name="P4">اسامی و مشخصات افراد ::</text:p>
      <text:p text:style-name="P4"><text:tab/>مهدی علیخاصی<text:tab/><text:span text:style-name="T2">9530483</text:span></text:p>
      <text:p text:style-name="P10"><text:tab/><text:span text:style-name="T2">پگاه خراسانی<text:tab/><text:tab/>9526193</text:span></text:p>
      <text:p text:style-name="P4"><text:tab/><text:span text:style-name="T2">لیلی نوربخش</text:span></text:p>
      <text:p text:style-name="P4"><text:tab/></text:p>
      <text:p text:style-name="P4">آدرس گیت هاب :: <text:a xlink:type="simple" xlink:href="https://github.com/melcypie/FootballGaming" text:style-name="Internet_20_link" text:visited-style-name="Visited_20_Internet_20_Link">https://github.com/melcypie/FootballGaming</text:a></text:p>
      <text:p text:style-name="P4"/>
      <text:p text:style-name="P1">ساختار برنامه :: ساختار این برنامه، بر اساس ساختار فریم ورک های MVC بنا نهاده شده و در این برنامه به طور کلی کدها به سه دسته ی Modules و Views و Controller تقسیم‌بندی شده اند. <text:span text:style-name="T2">همچنین سعی بر آن شده است تا با ماژولار ساختن ساختار کدها، در نوشتن و تقسیم وظایف برنامه نظم بیشتری به وجود آید</text:span></text:p>
      <text:p text:style-name="P1"/>
      <text:p text:style-name="P2">تقسیم‌بندی وظایف:: <text:span text:style-name="T1">در یک تقسیم‌بندی کلی، کد های مربوط به قسمت ماژول توسط مهدی علیخاصی و کدهای مربوط به قسمت کنترلر به طور مشترک توسط پگاه خراسانی و لیلی نوربخش زده شده است. همچنین کدهای مربوط به قسمت views نیز مشترکا توسط تمامی اعضا زده شده است. لازم به است که این یک تقسیم‌بندی کلی است و برخی قسمت‌ها و توابع نیز به طور مشترک زده شده است.</text:span></text:p>
      <text:p text:style-name="P2"/>
      <text:p text:style-name="P9">توابع::</text:p>
      <text:p text:style-name="P9"><text:tab/><text:span text:style-name="T2">فایل Database.c</text:span></text:p>
      <text:p text:style-name="P9"><text:tab/><text:tab/><text:span text:style-name="T2">در این فایل بیشتر تمرکز بر روی تابع های modules و تابع هایی که به ذخیره سازی و یا دریافت فایل‌ها بوده است بوده و سعی شده که در این فایل به شبیه سازی یک دیتابیس از نوع ساختار های SQLLite پرداخته شود. در کل تابع های موجود در این فایل به دو دسته ی Get و Save دسته بندی میشود. تمامی توابع موجود در این فایل توسط مهدی علیخاصی نوشته شده است</text:span></text:p>
      <text:p text:style-name="P9"><text:tab/><text:tab/><text:span text:style-name="T2">دسته ی اول :: توابع Get :: این توابع اطلاعات ذخیره شده را از پروفایل موجود روی کامپیوتر گرفته و در متغیر های ورودی ذخیره میکند.</text:span></text:p>
      <text:p text:style-name="P9"><text:tab/><text:tab/><text:span text:style-name="T3">تابع getTeamsProfile::</text:span></text:p>
      <text:p text:style-name="P26"><text:span text:style-name="T2">team_t *getTeamsProfile(team_t *teams);</text:span></text:p>
      <text:p text:style-name="P11">این تابع؛ لیست تیم ها را از پروفایل ذخیره شده روی کامپیوتر میگیرد.<text:span text:style-name="T2">ورودی این تابع یه پوینتر از نوع استراکچر team_t است و در نهایت 16 تیم موجود درون این ورودی ذخیره میشود. قبل از فراخوانی تابع، آرایه ی ورودی باید به مقدار لازم حافظه داشته باشد. خروجی این تابع یک پوینتر به اولین آدرس آرایه است. در صورت عدم موفقیت خروجی NULL خواهد بود.</text:span></text:p>
      <text:p text:style-name="P11">مثال::</text:p>
      <text:p text:style-name="P23">team_t teams[16];</text:p>
      <text:p text:style-name="P23"><text:soft-page-break/>getTeamsProfile(teams);</text:p>
      <text:p text:style-name="P7"><text:tab/><text:tab/><text:span text:style-name="T2">تابع getPlayersProfile::</text:span></text:p>
      <text:p text:style-name="P27"><text:span text:style-name="T2">int getPlayersProfile(player_t **players)</text:span></text:p>
      <text:p text:style-name="P11"/>
      <text:p text:style-name="P11">این تابع هم لیست بازیکنان لیگ را (تمامی بازیکنان از تمامی تیم ها) از پروفایل کاربر میگیرد. <text:span text:style-name="T2">خروجی تابع </text:span>تعداد بازیکنانی است که از پروفایل گرفته است. ورودی آن یه آدرس به پوینتری است که میخواهیم بازیکنان را در آن ذخیره کنیم (آدرس ابتدای آرایه)</text:p>
      <text:p text:style-name="P15">درون این تابع یه کد calloc وجود دارد و نیازی نیست قبل از فراخوانی تابع پوینتر ما حافظه داشته باشد.</text:p>
      <text:p text:style-name="P11">مثال::</text:p>
      <text:p text:style-name="P23">int count = 0;</text:p>
      <text:p text:style-name="P23">player_t *players;</text:p>
      <text:p text:style-name="P23">count = getPlayersProfile(&amp;players);</text:p>
      <text:p text:style-name="P11">در این کد players الان یه آرایه ی count تایی از مشخصات بازیکنان ما است... </text:p>
      <text:p text:style-name="P12"><text:tab/><text:tab/><text:span text:style-name="T4">تابع createTeamsProfile ::</text:span></text:p>
      <text:p text:style-name="P28">int createTeamsProfile(void)</text:p>
      <text:p text:style-name="P16">هنگام شروع لیگ جدید این تابع فراخوانی میشود. در این تابع لیست تیم ها از فایل csv دیتابیس خونده شده و اطلاعات در غالب استراکچر مناسب توی فایل teams در پروفایل کاربر ذخیره میشه</text:p>
      <text:p text:style-name="P16"><text:tab/><text:tab/>تابع createPlayersProfile::</text:p>
      <text:p text:style-name="P28">int createPlayersProfile(void)</text:p>
      <text:p text:style-name="P16">مثل تابع بالا، بر اساس فایل teams.csv یکی یکی تیم ها را از دیتابیس خوانده و سپس فایل مناسب را باز کرده و لیست بازیکنان را در آرایه ی مناسب از استراکچر ها ذخیره کرده و سپس آرایه را در غالب فایل مناسب در پوشه ی پروفایل ذخیره میکند</text:p>
      <text:p text:style-name="P16"><text:tab/><text:tab/><text:span text:style-name="T5">تابع getGames :: </text:span></text:p>
      <text:p text:style-name="P17">لیست کل بازی‌هایی که باید در لیگ انجام شود را در آرایه ی مناسب ذخیره میکند</text:p>
      <text:p text:style-name="P29">int getGames(game_t **games)</text:p>
      <text:p text:style-name="P13">لیست بازی‌های انجام شده و انجام نشده را از پروفایل کاربر میگیرد (تمامی بازی‌هایی که بین تیم ها باید انجام شود). خروجی آن تعداد بازی هاست و ورودی آن آدرس آرایه ای است که میخواهیم لیست بازی‌ها را در آن ذخیره کنیم.</text:p>
      <text:p text:style-name="P17">مثال ::</text:p>
      <text:p text:style-name="P24">int count = 0;</text:p>
      <text:p text:style-name="P24">game_t *games;</text:p>
      <text:p text:style-name="P24">count = getGames(&amp;games);</text:p>
      <text:p text:style-name="P13"><text:tab/><text:tab/><text:span text:style-name="T5">تابع getArrangments::</text:span></text:p>
      <text:p text:style-name="P29">int getArrangments(arrangment_t **arrangments)</text:p>
      <text:p text:style-name="P17"><text:soft-page-break/>لیست تمام آرایش های <text:span text:style-name="T6">موجود را در غالب یک آرایه باز میگرداند. خروجی این تابع تعداد آرایش هایی است که از دیتابیس خوانده شده. در این تابع یک کد calloc موجود است و ورودی یک pointer to pointer است</text:span></text:p>
      <text:p text:style-name="P17"><text:tab/><text:tab/><text:span text:style-name="T7">تابع getNatayej::</text:span></text:p>
      <text:p text:style-name="P30">int getNatayej(natayej_t **natayej)</text:p>
      <text:p text:style-name="P18">لیست نتیجه‌های تمام بازی‌های انجام شده را از دیتابیس دریافت میکند. ورودی این تابع یک pointer to pointer است و در تابع پس از calloc کردن تابع تعداد نتایج بازی‌های انجام شده خروجی داده می‌شود</text:p>
      <text:p text:style-name="P18">مثال::</text:p>
      <text:p text:style-name="P25">int count = 0;</text:p>
      <text:p text:style-name="P25">natayej_t *natayej;</text:p>
      <text:p text:style-name="P25">count = getNatayej(&amp;natayej);</text:p>
      <text:p text:style-name="P14"><text:tab/><text:tab/><text:span text:style-name="T9">تابع getIndex::</text:span></text:p>
      <text:p text:style-name="P34">int getIndex(int index[2][11]);</text:p>
      <text:p text:style-name="P22">این تابع لیست بازیکن هایی که توی زمین هستند را به همراه آرایش تیم ما در فایل index ذخیره میکند تا بازیکن پس از انتخاب تیم هاش در دفعات بعدی که بازی میکند نیازی به تغییر آرایش بازیکن های خود نداشته باشد. ورودی این تابع یک آرایه ی دوبعدی است که در برنامه به صورت extern تعریف شده است و میتوان از آن در تمام بازی استفاده کرد</text:p>
      <text:p text:style-name="P18"><text:tab/>تابع های Save:: این توابع، تابع هایی هستند که اطلاعات مورد نظر را در پروفایل کاربری ذخیره میکنند.</text:p>
      <text:p text:style-name="P18"><text:tab/><text:tab/>تابع saveAllNatayejProfile::</text:p>
      <text:p text:style-name="P30">int saveAllNatayejProfile(natayej_t *natayej, int size)</text:p>
      <text:p text:style-name="P19">پس از انجام شدن یک بازی ( بازی ها) در صورتی که بخواهیم آن بازی/بازیها را در پروفایل کاربر ذخیره کنیم (تنها ذخیره ی نتایج و نه دیگر اطلاعات) میتوانیم این تابع را فراخوانی کنیم.خروجی این تابع در صورت موفقیت ذخیره سازی نتایج 1 و در صورت عدم موفقیت 0 خواهد بود. ورودی این تابع آرایه ی نتایج بازی‌ها و تعداد آنهاست.</text:p>
      <text:p text:style-name="P19">مثال::</text:p>
      <text:p text:style-name="P19">فرض کنیم نتایج ما در یک آرایه ی </text:p>
      <text:p text:style-name="P31">natayej[100];</text:p>
      <text:p text:style-name="P19">ذخیره شده است. برای ذخیره کردن این نتایج در دیتابیس تابع</text:p>
      <text:p text:style-name="P31">saveNatayejProfile(natayej, 100);</text:p>
      <text:p text:style-name="P19">را فراخوانی میکنیم.</text:p>
      <text:p text:style-name="P19">توجه کنید که این تابع؛ تمامی نتایج قبلی را پاک کرده و یک آرایه از نتایج را جایگزین آن میکند. برای ذخیره ی تنها یک/چند نتیجه ی خاص در پروفایل از این تابع استفاده نکنید.</text:p>
      <text:p text:style-name="P19"><text:tab/><text:tab/><text:span text:style-name="T7">تابع saveGamesProfile::</text:span></text:p>
      <text:p text:style-name="P30">int saveGamesProfile(game_t *games, int size)</text:p>
      <text:p text:style-name="P18"><text:soft-page-break/>این تابع لیست بازی‌هایی که باید در طول لیگ برگزار شود را ذخیره میکند. این تابع تنها در ابتدای شروع لیگ جدید فراخوانی می‌شود</text:p>
      <text:p text:style-name="P19">خروجی آن 1 در صورت موفقیت و 0 در صورت عدم موفقیت است.</text:p>
      <text:p text:style-name="P19">مثال:</text:p>
      <text:p text:style-name="P19">فرض کنید بازی‌های ما در یک آرایه ی </text:p>
      <text:p text:style-name="P31">games[300]</text:p>
      <text:p text:style-name="P19">ذخیره شده است. برای ذخیره کردن این بازی‌ها در پروفایل؛ تابع زیر را فراخوانی میکنیم</text:p>
      <text:p text:style-name="P31">saveGamesProfile(games, 300);</text:p>
      <text:p text:style-name="P19"><text:tab/><text:tab/><text:span text:style-name="T7">تابع saveTeamsProfile::</text:span></text:p>
      <text:p text:style-name="P33">int saveTeamsProfile(team_t *teams,int size)</text:p>
      <text:p text:style-name="P20">از این تابع پس از به روزرسانی شدن مشخصات تیم ها (مانند موقعی که کاربر تیم خودش را اضافه میکند یا موقعی که امتیاز؛ تعداد گل‌ها و… تیم ها تغییر میکند) استفاده میشود. این تابع مشخصات تیم ها را در پروفایل کاربر ذخیره میکند. خروجی این تابع 0 در صورت عدم موفقیت در ذخیره کردن اطلاعات و 1 در صورت موفقیت در ذخیره کردن اطلاعات است.</text:p>
      <text:p text:style-name="P20">مثال::</text:p>
      <text:p text:style-name="P20">فرض کنید مشخصات تیم ها در یک آرایه ی 16 تایی به اسم teams ذخیره شده است. برای ذخیره کردن این اطلاعات بر روی پروفایل کاربر از تابع به شکل زیر استفاده می‌شود</text:p>
      <text:p text:style-name="P32">saveTeamsProfile(teams,16);</text:p>
      <text:p text:style-name="P21">این تابع قبل از ذخیره سازی تیم ها، تیم ها را بر اساس ID تیم ها sort میکند</text:p>
      <text:p text:style-name="P21"><text:tab/><text:tab/>تابع savePlayersProfile::</text:p>
      <text:p text:style-name="P33">int savePlayersProfile(player_t *players, int size)</text:p>
      <text:p text:style-name="P20">از این تابع برای ذخیره کردن اطلاعات بازیکنان (تمامی بازیکنان) بر روی پروفایل استفاده میشود. از این تابع پس از به روز شدن اطلاعات بازیکنان پس از انجام یک بازی (تغییر در روحیه و …. بازیکنان) استفاده شود. برای مثال برای ذخیره ی لیست بازیکنان با این تابع میتوان به شکل زیر عل کرد::</text:p>
      <text:p text:style-name="P20">فرض کنید تمام بازیکنان در یک آرایه ی 300 تایی players ذخیره شده اند. داریم</text:p>
      <text:p text:style-name="P32">savePlayersProfile(players, 300);</text:p>
      <text:p text:style-name="P21">این تابع نیز قبل از ذخیره سازی بازیکن ها، بازیکن ها را بر اساس ID بازیکن ها Sort میکند</text:p>
      <text:p text:style-name="P21"><text:tab/><text:tab/>تابع addNatayejProfile::</text:p>
      <text:p text:style-name="P33">int addNatayejProfile(natayej_t *natayej, int size)</text:p>
      <text:p text:style-name="P21">این تابع یک آرایه از نتیجه‌های بازی‌های انجام شده به عنوان ورودی گرفته و نتایج را به فایل‌های پروفایل اضافه میکند. از این تابع برای ذخیره کردن تعداد محدودی نتیجه استفاده میشود</text:p>
      <text:p text:style-name="P18"><text:tab/><text:tab/><text:span text:style-name="T8">تابع removeEmptyFile::</text:span></text:p>
      <text:p text:style-name="P33">void removeEmptyFile(void)</text:p>
      <text:p text:style-name="P21">برای مشخص کردن اینکه آیا پروفایلی در کامپیوتر ذخیره شده است یا خیر، از یک فایل خالی با اسم empty استفاده میکنیم. اگر این فایل موجود بود یعنی پروفایلی وجود ندارد و اگر وجود نداشت یعنی پروفایلی ذخیره شده است. از این تابع برای حذف آن فایل (هنگام ساختن یک پروفایل) استفاده می‌شود</text:p>
      <text:p text:style-name="P21"><text:soft-page-break/><text:tab/><text:tab/>تابع createProfile::</text:p>
      <text:p text:style-name="P33">void createProfile()</text:p>
      <text:p text:style-name="P21">این تابع هنگام ساخته شدن پروفایل جدید فراخوانی می‌شود و در این تابع؛ تابع های </text:p>
      <text:p text:style-name="P33"><text:tab/>removeEmptyFile(); //remove empty file</text:p>
      <text:p text:style-name="P33"><text:tab/>createTeamsProfile(); //Save team list</text:p>
      <text:p text:style-name="P33"><text:tab/>createPlayersProfile(); //Save all players</text:p>
      <text:p text:style-name="P33"><text:tab/>creatGamelist();</text:p>
      <text:p text:style-name="P21">که قبلاً توضیح داده شده است فراخوانی می‌شود</text:p>
      <text:p text:style-name="P21"><text:tab/><text:tab/><text:span text:style-name="T9">تابع saveIndex::</text:span></text:p>
      <text:p text:style-name="P34">int saveIndex(int index[2][11])</text:p>
      <text:p text:style-name="P22">این تابع آرایش تیم بازیکن را در فایل index ما ذخیره میکند. ورودی این تابع آرایه ی دوبعدی external ما است.</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5:55:38.717301107</meta:creation-date>
    <dc:date>2017-01-17T23:24:34.041851561</dc:date>
    <meta:editing-duration>PT4H43M4S</meta:editing-duration>
    <meta:editing-cycles>4</meta:editing-cycles>
    <meta:generator>LibreOffice/5.1.4.2$Linux_X86_64 LibreOffice_project/10m0$Build-2</meta:generator>
    <meta:document-statistic meta:table-count="0" meta:image-count="0" meta:object-count="0" meta:page-count="5" meta:paragraph-count="107" meta:word-count="1364" meta:character-count="7575" meta:non-whitespace-character-count="6265"/>
  </office:meta>
</office:document-meta>
</file>